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ter" svg:font-family="Inter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.265cm" fo:margin-top="0cm" fo:margin-bottom="0.529cm" style:contextual-spacing="false" fo:line-height="160%" fo:text-indent="0cm" style:auto-text-indent="false"/>
    </style:style>
    <style:style style:name="P3" style:family="paragraph" style:parent-style-name="Text_20_body">
      <style:paragraph-properties fo:margin-left="0cm" fo:margin-right="0.265cm" fo:margin-top="0cm" fo:margin-bottom="0.529cm" style:contextual-spacing="false" fo:line-height="160%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.265cm" fo:margin-top="0cm" fo:margin-bottom="0.529cm" style:contextual-spacing="false" fo:line-height="160%" fo:text-indent="0cm" style:auto-text-indent="false"/>
      <style:text-properties officeooo:paragraph-rsid="0015f523"/>
    </style:style>
    <style:style style:name="P5" style:family="paragraph" style:parent-style-name="Standard">
      <style:text-properties fo:font-variant="normal" fo:text-transform="none" fo:color="#353c41" loext:opacity="100%" fo:font-size="25.1000003814697pt" fo:letter-spacing="normal" officeooo:paragraph-rsid="0017a68b" style:font-name-asian="Inter" style:font-size-asian="22pt" style:font-style-asian="normal" style:font-weight-asian="normal" style:font-size-complex="25.1000003814697pt"/>
    </style:style>
    <style:style style:name="P6" style:family="paragraph" style:parent-style-name="Standard">
      <style:text-properties fo:font-size="25.1000003814697pt" officeooo:paragraph-rsid="0017a68b" style:font-size-asian="22pt" style:font-size-complex="25.1000003814697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ext_20_body">
      <style:paragraph-properties fo:margin-left="0cm" fo:margin-right="0.265cm" fo:margin-top="0cm" fo:margin-bottom="0.265cm" style:contextual-spacing="false" fo:line-height="160%" fo:text-indent="0cm" style:auto-text-indent="false"/>
      <style:text-properties fo:color="#353c41" loext:opacity="100%" style:font-size-asian="12pt" loext:padding="0cm" loext:border="none"/>
    </style:style>
    <style:style style:name="P9" style:family="paragraph" style:parent-style-name="Text_20_body">
      <style:paragraph-properties fo:margin-left="0cm" fo:margin-right="0.265cm" fo:margin-top="0cm" fo:margin-bottom="0.529cm" style:contextual-spacing="false" fo:line-height="160%" fo:text-indent="0cm" style:auto-text-indent="false"/>
      <style:text-properties fo:font-size="22pt" style:font-size-asian="22pt" style:font-size-complex="22pt"/>
    </style:style>
    <style:style style:name="P10" style:family="paragraph" style:parent-style-name="Text_20_body">
      <style:paragraph-properties fo:margin-left="0cm" fo:margin-right="0.265cm" fo:margin-top="0cm" fo:margin-bottom="0.529cm" style:contextual-spacing="false" fo:line-height="160%" fo:text-indent="0cm" style:auto-text-indent="false"/>
      <style:text-properties fo:font-size="22pt" officeooo:paragraph-rsid="0015f523" style:font-size-asian="22pt" style:font-size-complex="22pt"/>
    </style:style>
    <style:style style:name="P11" style:family="paragraph" style:parent-style-name="Text_20_body">
      <style:paragraph-properties fo:margin-left="0cm" fo:margin-right="0.265cm" fo:margin-top="0cm" fo:margin-bottom="0.529cm" style:contextual-spacing="false" fo:line-height="160%" fo:text-indent="0cm" style:auto-text-indent="false"/>
      <style:text-properties fo:color="#353c41" loext:opacity="100%" fo:font-size="22pt" style:font-size-asian="22pt" style:font-size-complex="22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1.164cm" fo:text-align="center" style:justify-single-word="false" fo:orphans="2" fo:widows="2" fo:text-indent="0cm" style:auto-text-indent="false"/>
      <style:text-properties fo:font-variant="normal" fo:text-transform="none" fo:color="#3d6594" loext:opacity="100%" fo:font-size="22pt" fo:letter-spacing="normal" style:font-name-asian="Inter" style:font-size-asian="22pt" style:font-style-asian="normal" style:font-weight-asian="normal" style:font-size-complex="22pt"/>
    </style:style>
    <style:style style:name="T1" style:family="text">
      <style:text-properties fo:font-size="12pt"/>
    </style:style>
    <style:style style:name="T2" style:family="text">
      <style:text-properties style:font-size-asian="12pt"/>
    </style:style>
    <style:style style:name="T3" style:family="text">
      <style:text-properties fo:color="#353c41" loext:opacity="100%" style:font-size-asian="12pt" loext:padding="0cm" loext:border="none"/>
    </style:style>
    <style:style style:name="T4" style:family="text">
      <style:text-properties fo:color="#353c41" loext:opacity="100%" fo:font-size="12pt" loext:padding="0cm" loext:border="none"/>
    </style:style>
    <style:style style:name="T5" style:family="text">
      <style:text-properties fo:color="#353c41" loext:opacity="100%" loext:padding="0cm" loext:border="none"/>
    </style:style>
    <style:style style:name="T6" style:family="text">
      <style:text-properties fo:color="#353c41" loext:opacity="100%" fo:font-size="22pt" style:font-size-asian="22pt" style:font-size-complex="22pt" loext:padding="0cm" loext:border="none"/>
    </style:style>
    <style:style style:name="T7" style:family="text">
      <style:text-properties fo:color="#880e4f" loext:opacity="100%" fo:font-size="12pt" style:text-underline-style="solid" style:text-underline-width="auto" style:text-underline-color="font-color" fo:background-color="transparent" loext:char-shading-value="0" loext:padding="0cm" loext:border="none"/>
    </style:style>
    <style:style style:name="T8" style:family="text">
      <style:text-properties fo:color="#880e4f" loext:opacity="100%" style:text-underline-style="solid" style:text-underline-width="auto" style:text-underline-color="font-color" fo:background-color="transparent" loext:char-shading-value="0" style:font-size-asian="12pt" loext:padding="0cm" loext:border="none"/>
    </style:style>
    <style:style style:name="T9" style:family="text">
      <style:text-properties fo:color="#880e4f" loext:opacity="100%" style:text-underline-style="solid" style:text-underline-width="auto" style:text-underline-color="font-color" fo:background-color="transparent" loext:char-shading-value="0" loext:padding="0cm" loext:border="none"/>
    </style:style>
    <style:style style:name="T10" style:family="text">
      <style:text-properties fo:color="#880e4f" loext:opacity="100%" fo:font-size="22pt" style:text-underline-style="solid" style:text-underline-width="auto" style:text-underline-color="font-color" fo:background-color="transparent" loext:char-shading-value="0" style:font-size-asian="22pt" style:font-size-complex="22pt" loext:padding="0cm" loext:border="none"/>
    </style:style>
    <style:style style:name="T11" style:family="text">
      <style:text-properties fo:font-variant="normal" fo:text-transform="none" fo:color="#353c41" loext:opacity="100%" style:font-name="Inter" fo:font-size="12pt" fo:letter-spacing="normal" fo:font-style="normal" fo:font-weight="normal"/>
    </style:style>
    <style:style style:name="T12" style:family="text">
      <style:text-properties fo:font-variant="normal" fo:text-transform="none" fo:color="#353c41" loext:opacity="100%" style:font-name="Inter" fo:letter-spacing="normal" fo:font-style="normal" fo:font-weight="normal"/>
    </style:style>
    <style:style style:name="T13" style:family="text">
      <style:text-properties fo:font-variant="normal" fo:text-transform="none" fo:color="#353c41" loext:opacity="100%" style:font-name="Inter" fo:font-size="22pt" fo:letter-spacing="normal" fo:font-style="normal" fo:font-weight="normal" style:font-size-asian="22pt" style:font-size-complex="22pt"/>
    </style:style>
    <style:style style:name="T14" style:family="text">
      <style:text-properties fo:font-variant="normal" fo:text-transform="none" fo:color="#353c41" loext:opacity="100%" fo:letter-spacing="normal" style:font-name-asian="Inter" style:font-size-asian="12pt" style:font-style-asian="normal" style:font-weight-asian="normal"/>
    </style:style>
    <style:style style:name="T15" style:family="text">
      <style:text-properties fo:font-variant="normal" fo:text-transform="none" fo:color="#353c41" loext:opacity="100%" fo:letter-spacing="normal" style:font-name-asian="Inter" style:font-style-asian="normal" style:font-weight-asian="normal"/>
    </style:style>
    <style:style style:name="T16" style:family="text">
      <style:text-properties fo:font-variant="normal" fo:text-transform="none" fo:color="#353c41" loext:opacity="100%" fo:font-size="22pt" fo:letter-spacing="normal" style:font-name-asian="Inter" style:font-size-asian="22pt" style:font-style-asian="normal" style:font-weight-asian="normal" style:font-size-complex="22pt"/>
    </style:style>
    <style:style style:name="T17" style:family="text">
      <style:text-properties fo:font-variant="normal" fo:text-transform="none" fo:color="#880e4f" loext:opacity="100%" style:font-name="Inter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8" style:family="text">
      <style:text-properties fo:font-variant="normal" fo:text-transform="none" fo:color="#880e4f" loext:opacity="100%" style:font-name="Inter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9" style:family="text">
      <style:text-properties fo:font-variant="normal" fo:text-transform="none" fo:color="#880e4f" loext:opacity="100%" style:font-name="Inter" fo:font-size="22pt" fo:letter-spacing="normal" fo:font-style="normal" style:text-underline-style="solid" style:text-underline-width="auto" style:text-underline-color="font-color" fo:font-weight="normal" fo:background-color="transparent" loext:char-shading-value="0" style:font-size-asian="22pt" style:font-size-complex="22pt"/>
    </style:style>
    <style:style style:name="T20" style:family="text">
      <style:text-properties fo:color="#000000" loext:opacity="100%" fo:font-size="12pt" loext:padding="0cm" loext:border="none"/>
    </style:style>
    <style:style style:name="T21" style:family="text">
      <style:text-properties fo:color="#000000" loext:opacity="100%" loext:padding="0cm" loext:border="none"/>
    </style:style>
    <style:style style:name="T22" style:family="text">
      <style:text-properties fo:color="#1a0dab" loext:opacity="100%" style:text-underline-style="solid" style:text-underline-width="auto" style:text-underline-color="font-color" fo:background-color="#ffffff" loext:char-shading-value="0" style:font-size-asian="12pt" loext:padding="0cm" loext:border="none"/>
    </style:style>
    <style:style style:name="T23" style:family="text">
      <style:text-properties fo:color="#1a0dab" loext:opacity="100%" style:text-underline-style="solid" style:text-underline-width="auto" style:text-underline-color="font-color" fo:background-color="#ffffff" loext:char-shading-value="0" loext:padding="0cm" loext:border="none"/>
    </style:style>
    <style:style style:name="T24" style:family="text">
      <style:text-properties fo:color="#1a0dab" loext:opacity="100%" fo:font-size="12pt" style:text-underline-style="solid" style:text-underline-width="auto" style:text-underline-color="font-color" fo:background-color="#ffffff" loext:char-shading-value="0" loext:padding="0cm" loext:border="none"/>
    </style:style>
    <style:style style:name="T25" style:family="text">
      <style:text-properties fo:color="#1a0dab" loext:opacity="100%" fo:font-size="22pt" style:text-underline-style="solid" style:text-underline-width="auto" style:text-underline-color="font-color" fo:background-color="#ffffff" loext:char-shading-value="0" style:font-size-asian="22pt" style:font-size-complex="22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forums.godfootsteps.org/topic/67054-翻墙软件时好时坏，请问大家都是怎么翻墙看神家网站的/?csrfKey=c53d7814199d9af09d09dd0769227216&amp;do=multimodComment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enctype="multipart/formdata" form:method="post" form:control-implementation="ooo:com.sun.star.form.component.Form" office:target-frame="" xlink:href="https://forums.godfootsteps.org/topic/67054-翻墙软件时好时坏，请问大家都是怎么翻墙看神家网站的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ttps://ss.dswang.ga:8443/</text:p>
      <text:p text:style-name="P6"/>
      <text:p text:style-name="P6">https://www.linbaoz.com/</text:p>
      <text:p text:style-name="P6"/>
      <text:p text:style-name="P6">https://proxypoolv2.herokuapp.com/</text:p>
      <text:p text:style-name="P6"/>
      <text:p text:style-name="P6">https://proxypool-guest997.herokuapp.com/</text:p>
      <text:p text:style-name="P6"/>
      <text:p text:style-name="P6">https://t.me/s/kxsw_auto?before=9325</text:p>
      <text:p text:style-name="P6"/>
      <text:p text:style-name="P6">https://upan.tk/</text:p>
      <text:p text:style-name="P6"/>
      <text:p text:style-name="P6">https://free.kingfu.cf/</text:p>
      <text:p text:style-name="P6"/>
      <text:p text:style-name="P6">https://hm2019721.ml/</text:p>
      <text:p text:style-name="P6"/>
      <text:p text:style-name="P6">https://free.dswang.ga/</text:p>
      <text:p text:style-name="P6"/>
      <text:p text:style-name="P6">https://proxypoolv2.herokuapp.com/</text:p>
      <text:p text:style-name="P6"/>
      <text:p text:style-name="P6"><text:a xlink:type="simple" xlink:href="https://proxypool-guest997.herokuapp.com/" text:style-name="Internet_20_link" text:visited-style-name="Visited_20_Internet_20_Link">https://proxypool-guest997.herokuapp.com/</text:a></text:p>
      <text:p text:style-name="P6"/>
      <text:p text:style-name="P6">在Chrome浏览器中输入：</text:p>
      <text:p text:style-name="P6">“free proxies” “目前共有抓取源”得到以下：</text:p>
      <text:p text:style-name="P6"/>
      <text:p text:style-name="P6"><text:soft-page-break/></text:p>
      <text:p text:style-name="P5">https://www.google.com/search?q=%E2%80%9Cfree+proxies%E2%80%9D+%E2%80%9C%E7%9B%AE%E5%89%8D%E5%85%B1%E6%9C%89%E6%8A%93%E5%8F%96%E6%BA%90%E2%80%9D&amp;sxsrf=ALeKk002dhul4YEgq0TMxUs2_PWph04Hww%3A1620714871936&amp;ei=dyWaYOfIONmL9u8PmMa0yAc&amp;oq=%E2%80%9Cfree+proxies%E2%80%9D+%E2%80%9C%E7%9B%AE%E5%89%8D%E5%85%B1%E6%9C%89%E6%8A%93%E5%8F%96%E6%BA%90%E2%80%9D&amp;gs_lcp=Cgdnd3Mtd2l6EAw6BAgjECdQvYIBWJzRAmCp1gNoAXACeACAAYYFiAGrKpIBBzMtMS4yLjeYAQCgAQGgAQKqAQdnd3Mtd2l6wAEB&amp;sclient=gws-wiz&amp;ved=0ahUKEwin4OSxgcHwAhXZhf0HHRgjDXkQ4dUDCA4</text:p>
      <text:p text:style-name="P1"><text:span text:style-name="T16">现在最好用的比较可靠的翻墙软件有</text:span><text:span text:style-name="T13">WinXray</text:span><text:span text:style-name="T16">、</text:span><text:span text:style-name="T13">v2rayN</text:span><text:span text:style-name="T16">、</text:span><text:span text:style-name="T13">Clash for Windows</text:span><text:span text:style-name="T16">等，节点也很好找，都可以从代理池获取有用的节点，另外也有人天天分享高速节点，这些都能够达到正常的访问</text:span><text:span text:style-name="T13">google</text:span><text:span text:style-name="T16">、</text:span><text:span text:style-name="T13">YouTube</text:span><text:span text:style-name="T16">和神家网站。有一个</text:span><text:soft-page-break/><text:span text:style-name="T16">现成的网站里面尽都是这些节点分享链接和整理出来的高速节点，不妨你看看。至于这三个软件的具体下载地址你另行从官网下载，看看说明或其他人分享的使用方法。</text:span><text:a xlink:type="simple" xlink:href="https://github.com/wuxinqi/-" office:target-frame-name="_blank" xlink:show="new" text:style-name="Internet_20_link" text:visited-style-name="Visited_20_Internet_20_Link"><text:span text:style-name="T19">https://github.com/wuxinqi/-</text:span></text:a></text:p>
      <text:p text:style-name="P12"/>
      <text:p text:style-name="P7"/>
      <text:section text:style-name="Sect1" text:name="ipsLayout_contentArea">
        <text:section text:style-name="Sect2" text:name="ipsLayout_contentWrapper">
          <text:section text:style-name="Sect1" text:name="ipsLayout_mainArea">
            <text:section text:style-name="Sect1" text:name="comments">
              <text:section text:style-name="Sect1" text:name="elPostFeed">
                <text:section text:style-name="Sect3" text:name="comment-151855_wrap">
                  <text:p text:style-name="P8"/>
                  <text:p text:style-name="P10"><text:span text:style-name="T5">我分享一下自己常用的翻墙软件winxray使用方法。这个软件的好处是自动选择有效的节点连接，比较省心可靠，节点也好找好导入。具体步骤是根据自己的电脑配置选择下载相应的版本，是32位还是64位的。这里我是用</text:span><text:span text:style-name="T21">Windows </text:span><text:span text:style-name="T5">操作系统为例来说明自己的使用方法。</text:span></text:p>
                  <text:p text:style-name="P4"><text:span text:style-name="T6">首先在Chrome浏览器搜索框输入winxray字样，来到这个页面 </text:span><text:a xlink:type="simple" xlink:href="https://www.google.com/search?q=winxray&amp;sxsrf=ALeKk03pN8p4cFaZnbDRxJGJb_61cCfLGQ%3A1621647458467&amp;ei=YmCoYNmMHP6GjLsPguKZ-A8&amp;oq=winxray&amp;gs_lcp=Cgdnd3Mtd2l6EAwyBwgjELADECcyBwgAEEcQsAMyBwgAEEcQsAMyBwgAEEcQsAMyBwgAEEcQsANQAFgAYLJQaAFwAngAgAGeAogBngKSAQMyLTGYAQCqAQdnd3Mtd2l6yAEFwAEB&amp;sclient=gws-wiz&amp;ved=0ahUKEwjZxdnFk9zwAhV-A2MBHQJxBv8Q4dUDCA4" office:target-frame-name="_blank" xlink:show="new" text:style-name="Internet_20_link" text:visited-style-name="Visited_20_Internet_20_Link"><text:span text:style-name="T10">https://www.google.com/search?q=winxray&amp;sxsrf=ALeKk03pN8p4cFaZnbDRxJGJb_61cCfLGQ%3A1621647458467&amp;ei=YmCoYNmMHP6GjLsPg</text:span></text:a><text:soft-page-break/><text:a xlink:type="simple" xlink:href="https://www.google.com/search?q=winxray&amp;sxsrf=ALeKk03pN8p4cFaZnbDRxJGJb_61cCfLGQ%3A1621647458467&amp;ei=YmCoYNmMHP6GjLsPguKZ-A8&amp;oq=winxray&amp;gs_lcp=Cgdnd3Mtd2l6EAwyBwgjELADECcyBwgAEEcQsAMyBwgAEEcQsAMyBwgAEEcQsAMyBwgAEEcQsANQAFgAYLJQaAFwAngAgAGeAogBngKSAQMyLTGYAQCqAQdnd3Mtd2l6yAEFwAEB&amp;sclient=gws-wiz&amp;ved=0ahUKEwjZxdnFk9zwAhV-A2MBHQJxBv8Q4dUDCA4" office:target-frame-name="_blank" xlink:show="new" text:style-name="Internet_20_link" text:visited-style-name="Visited_20_Internet_20_Link"><text:span text:style-name="T10">uKZ-A8&amp;oq=winxray&amp;gs_lcp=Cgdnd3Mtd2l6EAwyBwgjELADECcyBwgAEEcQsAMyBwgAEEcQsAMyBwgAEEcQsAMyBwgAEEcQsANQAFgAYLJQaAFwAngAgAGeAogBngKSAQMyLTGYAQCqAQdnd3Mtd2l6yAEFwAEB&amp;sclient=gws-wiz&amp;ved=0ahUKEwjZxdnFk9zwAhV-A2MBHQJxBv8Q4dUDCA4</text:span></text:a></text:p>
                  <text:p text:style-name="P3"><text:span text:style-name="T6">  点击下载中心 </text:span><text:a xlink:type="simple" xlink:href="https://www.winxray.com/下载中心" office:target-frame-name="_blank" xlink:show="new" text:style-name="Internet_20_link" text:visited-style-name="Visited_20_Internet_20_Link">下载中心</text:a><text:a xlink:type="simple" xlink:href="https://www.winxray.com/下载中心" office:target-frame-name="_blank" xlink:show="new" text:style-name="Internet_20_link" text:visited-style-name="Visited_20_Internet_20_Link">- WinXray</text:a><text:span text:style-name="T6">     来到这个页面       </text:span><text:a xlink:type="simple" xlink:href="https://www.winxray.com/下载中心" office:target-frame-name="_blank" xlink:show="new" text:style-name="Internet_20_link" text:visited-style-name="Visited_20_Internet_20_Link">https://www.winxray.com/</text:a><text:a xlink:type="simple" xlink:href="https://www.winxray.com/下载中心" office:target-frame-name="_blank" xlink:show="new" text:style-name="Internet_20_link" text:visited-style-name="Visited_20_Internet_20_Link">下载中心</text:a></text:p>
                  <text:p text:style-name="P11">点击最上面一行网址下载，解压后运行安装。</text:p>
                  <text:p text:style-name="P2"><text:span text:style-name="T6">      然后找节点。可以在Chrome浏览器搜索框输入“free proxies”“目前共有抓取源”关键字<text:line-break/>即可找到诸多免费节点池，免费永久订阅更新，超多节点用不完<text:line-break/></text:span><text:soft-page-break/><text:span text:style-name="T6">例如，适用于Clash、V2ray、WinXray等全平台、全客户端，SSR、SS、Trojan应有尽有<text:line-break/></text:span><text:a xlink:type="simple" xlink:href="https://www.linbaoz.com/" office:target-frame-name="_blank" xlink:show="new" text:style-name="Internet_20_link" text:visited-style-name="Visited_20_Internet_20_Link"><text:span text:style-name="T10">https://www.linbaoz.com/</text:span></text:a><text:span text:style-name="T6"><text:line-break/></text:span><text:a xlink:type="simple" xlink:href="https://proxy.purel.in/" office:target-frame-name="_blank" xlink:show="new" text:style-name="Internet_20_link" text:visited-style-name="Visited_20_Internet_20_Link"><text:span text:style-name="T10">https://proxy.purel.in/</text:span></text:a><text:span text:style-name="T6"><text:line-break/></text:span><text:a xlink:type="simple" xlink:href="https://clashpool.ml/" office:target-frame-name="_blank" xlink:show="new" text:style-name="Internet_20_link" text:visited-style-name="Visited_20_Internet_20_Link"><text:span text:style-name="T10">https://clashpool.ml/</text:span></text:a><text:span text:style-name="T6"><text:line-break/></text:span><text:a xlink:type="simple" xlink:href="https://ditan.ml/" office:target-frame-name="_blank" xlink:show="new" text:style-name="Internet_20_link" text:visited-style-name="Visited_20_Internet_20_Link"><text:span text:style-name="T10">https://ditan.ml/</text:span></text:a></text:p>
                  <text:p text:style-name="P2"><text:span text:style-name="T6">        比如像打开这个网站</text:span><text:a xlink:type="simple" xlink:href="https://www.linbaoz.com/" office:target-frame-name="_blank" xlink:show="new" text:style-name="Internet_20_link" text:visited-style-name="Visited_20_Internet_20_Link"><text:span text:style-name="T10">https://www.linbaoz.com/</text:span></text:a><text:span text:style-name="T6">   在订阅链接的下方有一处ss,ssr,vmess,trojan格式的订阅链接，选择任意一个，像我常使用vmess类型的节点那就点击后面的复制，然后双击winxray客户端底下的“批量导入链接”，这样winxray就能自动找到能用的节点自动连接，这样你就可以放心上网了。最好再在Chrome浏览器中安装一个这样的插件skyZIP™ Proxy配合winxray客户端使用就更好了。</text:span></text:p>
                  <text:p text:style-name="P11">       以上就是我使用的方法，我还常常使用v2rayN和Clash for Windows这两个软件来科学<text:soft-page-break/>上网都很不错。盼望这样的分享能够对你有所帮助。</text:p>
                  <text:p text:style-name="P9">挑选的节点亚洲区域的能用的节点</text:p>
                  <text:p text:style-name="P9"/>
                  <text:p text:style-name="P9">https://proxypoolss.tk/clash/proxies?c=CN,HK,TW,KR,JP,SG&amp;type=ss,vmess&amp;speed=30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ter" svg:font-family="Inter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2T10:12:46.477000000</meta:creation-date>
    <dc:date>2021-05-22T16:50:57.790000000</dc:date>
    <meta:editing-duration>PT5M51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6" meta:paragraph-count="24" meta:word-count="679" meta:character-count="2317" meta:non-whitespace-character-count="2261"/>
  </office:meta>
</office:document-meta>
</file>